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Default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drawooo:display="printer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drawooo:display="printer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drawooo:display="printer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drawooo:display="printer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drawooo:display="printer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drawooo:display="printer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drawooo:display="printer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1.225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0"/>
        </table:table-row>
        <table:table-row table:style-name="ro10">
          <table:table-cell table:number-columns-repeated="80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4:24:26.873674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17T14:25:07.646704697</dc:date>
    <meta:editing-duration>P30DT8H36M11S</meta:editing-duration>
    <meta:editing-cycles>228</meta:editing-cycles>
    <meta:document-statistic meta:table-count="3" meta:cell-count="153" meta:object-count="0"/>
  </office:meta>
</office:document-meta>
</file>